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5425" officeooo:paragraph-rsid="00055425"/>
    </style:style>
    <style:style style:name="P2" style:family="paragraph" style:parent-style-name="Standard">
      <style:text-properties officeooo:rsid="0007ceff" officeooo:paragraph-rsid="0007ceff"/>
    </style:style>
    <style:style style:name="P3" style:family="paragraph" style:parent-style-name="Standard">
      <style:text-properties officeooo:rsid="000d132c" officeooo:paragraph-rsid="000d132c"/>
    </style:style>
    <style:style style:name="P4" style:family="paragraph" style:parent-style-name="Standard">
      <style:text-properties officeooo:rsid="000fba90" officeooo:paragraph-rsid="000fba90"/>
    </style:style>
    <style:style style:name="P5" style:family="paragraph" style:parent-style-name="Standard">
      <style:text-properties style:text-underline-style="none" fo:font-weight="normal" officeooo:rsid="000d132c" officeooo:paragraph-rsid="000fba9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d132c" officeooo:paragraph-rsid="0011211d" style:font-weight-asian="normal" style:font-weight-complex="normal"/>
    </style:style>
    <style:style style:name="P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d132c" officeooo:paragraph-rsid="000d132c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d132c" officeooo:paragraph-rsid="0011211d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0fba90" officeooo:paragraph-rsid="0011211d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0fba90" officeooo:paragraph-rsid="000fba90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0fba90" officeooo:paragraph-rsid="0011211d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11211d" officeooo:paragraph-rsid="0011211d"/>
    </style:style>
    <style:style style:name="P13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06pt solid #000000" style:join-border="false"/>
      <style:text-properties officeooo:rsid="000fba90" officeooo:paragraph-rsid="000fba90"/>
    </style:style>
    <style:style style:name="P14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06pt solid #000000" style:join-border="false"/>
      <style:text-properties officeooo:rsid="000fba90" officeooo:paragraph-rsid="0011211d"/>
    </style:style>
    <style:style style:name="P15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rsid="000fba90" officeooo:paragraph-rsid="0011211d"/>
    </style:style>
    <style:style style:name="P16" style:family="paragraph" style:parent-style-name="Standard">
      <style:paragraph-properties fo:margin-left="2.6cm" fo:margin-right="0cm" fo:text-indent="-2.6cm" style:auto-text-indent="false"/>
      <style:text-properties officeooo:rsid="000fba90" officeooo:paragraph-rsid="0011211d"/>
    </style:style>
    <style:style style:name="P17" style:family="paragraph" style:parent-style-name="Standard" style:list-style-name="L1">
      <style:text-properties officeooo:rsid="00055425" officeooo:paragraph-rsid="00055425"/>
    </style:style>
    <style:style style:name="P18" style:family="paragraph" style:parent-style-name="Standard" style:list-style-name="L2">
      <style:text-properties officeooo:rsid="00060d4c" officeooo:paragraph-rsid="00060d4c"/>
    </style:style>
    <style:style style:name="P19" style:family="paragraph" style:parent-style-name="Standard" style:list-style-name="L2">
      <style:text-properties officeooo:rsid="0007ceff" officeooo:paragraph-rsid="0007ceff"/>
    </style:style>
    <style:style style:name="P20" style:family="paragraph" style:parent-style-name="Standard" style:list-style-name="L3">
      <style:text-properties officeooo:rsid="0007ceff" officeooo:paragraph-rsid="0007ceff"/>
    </style:style>
    <style:style style:name="P21" style:family="paragraph" style:parent-style-name="Standard" style:list-style-name="L4">
      <style:text-properties officeooo:rsid="0007ceff" officeooo:paragraph-rsid="0007ceff"/>
    </style:style>
    <style:style style:name="P22" style:family="paragraph" style:parent-style-name="Standard" style:list-style-name="L2">
      <style:text-properties officeooo:rsid="000c04d4" officeooo:paragraph-rsid="000c04d4"/>
    </style:style>
    <style:style style:name="P23" style:family="paragraph" style:parent-style-name="Standard">
      <style:text-properties style:text-underline-style="solid" style:text-underline-width="auto" style:text-underline-color="font-color" officeooo:rsid="000fba90" officeooo:paragraph-rsid="000fba90"/>
    </style:style>
    <style:style style:name="P24" style:family="paragraph" style:parent-style-name="Standard">
      <style:text-properties style:text-underline-style="solid" style:text-underline-width="auto" style:text-underline-color="font-color" officeooo:rsid="000fba90" officeooo:paragraph-rsid="0011211d"/>
    </style:style>
    <style:style style:name="P25" style:family="paragraph" style:parent-style-name="Standard">
      <style:text-properties style:text-underline-style="solid" style:text-underline-width="auto" style:text-underline-color="font-color" officeooo:rsid="000fba90" officeooo:paragraph-rsid="0015e026"/>
    </style:style>
    <style:style style:name="P26" style:family="paragraph" style:parent-style-name="Standard">
      <style:text-properties style:text-underline-style="solid" style:text-underline-width="auto" style:text-underline-color="font-color" officeooo:rsid="000fba90" officeooo:paragraph-rsid="00193514"/>
    </style:style>
    <style:style style:name="P27" style:family="paragraph" style:parent-style-name="Standard">
      <style:text-properties style:text-underline-style="none" fo:font-weight="normal" officeooo:rsid="000d132c" officeooo:paragraph-rsid="0011211d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0d132c" officeooo:paragraph-rsid="0015e026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0d132c" officeooo:paragraph-rsid="00193514" style:font-weight-asian="normal" style:font-weight-complex="normal"/>
    </style:style>
    <style:style style:name="P30" style:family="paragraph" style:parent-style-name="Standard" style:list-style-name="L4">
      <style:text-properties officeooo:rsid="00193514" officeooo:paragraph-rsid="00193514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0fba90" officeooo:paragraph-rsid="0015e026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14648e" officeooo:paragraph-rsid="0014648e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15e026" officeooo:paragraph-rsid="0015e026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rsid="0015e026" officeooo:paragraph-rsid="0017685f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15e026" officeooo:paragraph-rsid="00193514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0fba90" officeooo:paragraph-rsid="0015e026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0fba90" officeooo:paragraph-rsid="00193514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rsid="0011211d" officeooo:paragraph-rsid="0015e026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rsid="0017685f" officeooo:paragraph-rsid="0017685f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rsid="000d132c" officeooo:paragraph-rsid="0015e026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0d132c" officeooo:paragraph-rsid="00193514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193514" officeooo:paragraph-rsid="00193514"/>
    </style:style>
    <style:style style:name="P43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rsid="000fba90" officeooo:paragraph-rsid="0011211d"/>
    </style:style>
    <style:style style:name="P44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rsid="0015e026" officeooo:paragraph-rsid="0015e026"/>
    </style:style>
    <style:style style:name="P45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06pt solid #000000" style:join-border="false"/>
      <style:text-properties officeooo:rsid="000fba90" officeooo:paragraph-rsid="00193514"/>
    </style:style>
    <style:style style:name="P46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rsid="0014648e" officeooo:paragraph-rsid="00193514"/>
    </style:style>
    <style:style style:name="P47" style:family="paragraph" style:parent-style-name="Standard">
      <style:paragraph-properties fo:margin-left="2.6cm" fo:margin-right="0cm" fo:text-indent="-2.6cm" style:auto-text-indent="false"/>
      <style:text-properties officeooo:rsid="000fba90" officeooo:paragraph-rsid="0015e026"/>
    </style:style>
    <style:style style:name="P48" style:family="paragraph" style:parent-style-name="Standard">
      <style:paragraph-properties fo:margin-left="2.6cm" fo:margin-right="0cm" fo:text-indent="-2.6cm" style:auto-text-indent="false"/>
      <style:text-properties officeooo:rsid="000fba90" officeooo:paragraph-rsid="000fba90"/>
    </style:style>
    <style:style style:name="P49" style:family="paragraph" style:parent-style-name="Standard">
      <style:paragraph-properties fo:margin-left="2.6cm" fo:margin-right="0cm" fo:text-indent="-2.6cm" style:auto-text-indent="false"/>
      <style:text-properties officeooo:rsid="000fba90" officeooo:paragraph-rsid="00193514"/>
    </style:style>
    <style:style style:name="P50" style:family="paragraph" style:parent-style-name="Standard" style:master-page-name="">
      <style:paragraph-properties fo:margin-left="2.6cm" fo:margin-right="0cm" fo:text-indent="-2.6cm" style:auto-text-indent="false" style:page-number="auto"/>
      <style:text-properties officeooo:rsid="000fba90" officeooo:paragraph-rsid="0017685f"/>
    </style:style>
    <style:style style:name="P51" style:family="paragraph" style:parent-style-name="Standard" style:master-page-name="">
      <style:paragraph-properties fo:margin-left="2.6cm" fo:margin-right="0cm" fo:text-indent="-2.6cm" style:auto-text-indent="false" style:page-number="auto"/>
      <style:text-properties officeooo:rsid="000fba90" officeooo:paragraph-rsid="000fba90"/>
    </style:style>
    <style:style style:name="P52" style:family="paragraph" style:parent-style-name="Standard" style:master-page-name="">
      <style:paragraph-properties fo:margin-left="2.6cm" fo:margin-right="0cm" fo:text-indent="-2.6cm" style:auto-text-indent="false" style:page-number="auto"/>
      <style:text-properties officeooo:rsid="000fba90" officeooo:paragraph-rsid="00193514"/>
    </style:style>
    <style:style style:name="T1" style:family="text">
      <style:text-properties officeooo:rsid="00098a9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1211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4648e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5e026" style:font-weight-asian="bold" style:font-weight-complex="bold"/>
    </style:style>
    <style:style style:name="T6" style:family="text">
      <style:text-properties officeooo:rsid="000fba90"/>
    </style:style>
    <style:style style:name="T7" style:family="text">
      <style:text-properties officeooo:rsid="0011211d"/>
    </style:style>
    <style:style style:name="T8" style:family="text">
      <style:text-properties officeooo:rsid="0015e026"/>
    </style:style>
    <style:style style:name="T9" style:family="text">
      <style:text-properties officeooo:rsid="001768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client types – Shared Display and Player Client</text:p>
      <text:p text:style-name="P1"/>
      <text:p text:style-name="P1">Game states</text:p>
      <text:list xml:id="list4963764945282674356" text:style-name="L1">
        <text:list-item>
          <text:p text:style-name="P17">Waiting to start</text:p>
        </text:list-item>
        <text:list-item>
          <text:p text:style-name="P17">In progress</text:p>
        </text:list-item>
        <text:list-item>
          <text:p text:style-name="P17">Game over</text:p>
        </text:list-item>
      </text:list>
      <text:p text:style-name="P1"/>
      <text:p text:style-name="P1">Methods:</text:p>
      <text:list xml:id="list7931681074553203993" text:style-name="L2">
        <text:list-item>
          <text:p text:style-name="P18">Join game</text:p>
          <text:list>
            <text:list-item>
              <text:p text:style-name="P18">Parameters: name</text:p>
            </text:list-item>
            <text:list-item>
              <text:p text:style-name="P18">Responses:</text:p>
              <text:list>
                <text:list-item>
                  <text:p text:style-name="P18">Success with player ID</text:p>
                </text:list-item>
                <text:list-item>
                  <text:p text:style-name="P18">Fail (e.g. game already in progress, or full)</text:p>
                </text:list-item>
              </text:list>
            </text:list-item>
          </text:list>
        </text:list-item>
        <text:list-item>
          <text:p text:style-name="P19"><text:span text:style-name="T1">Player </text:span>Client - Request update</text:p>
          <text:list>
            <text:list-item>
              <text:p text:style-name="P19">Parameters: Player ID</text:p>
            </text:list-item>
            <text:list-item>
              <text:p text:style-name="P19">Responses:</text:p>
              <text:list>
                <text:list-item>
                  <text:p text:style-name="P19">Success with relevant story text and choices, other required details (e.g. inventory)</text:p>
                </text:list-item>
                <text:list-item>
                  <text:p text:style-name="P19">Fail (e.g. waiting for other players)</text:p>
                </text:list-item>
              </text:list>
            </text:list-item>
          </text:list>
        </text:list-item>
        <text:list-item>
          <text:p text:style-name="P19">Make choice</text:p>
          <text:list>
            <text:list-item>
              <text:p text:style-name="P19">Parameters: Player ID, Choice</text:p>
            </text:list-item>
            <text:list-item>
              <text:p text:style-name="P19">Responses: Success</text:p>
            </text:list-item>
          </text:list>
        </text:list-item>
        <text:list-item>
          <text:p text:style-name="P19">Display <text:span text:style-name="T1">Client -</text:span> request update</text:p>
          <text:list>
            <text:list-item>
              <text:p text:style-name="P19">Parameters: None</text:p>
            </text:list-item>
            <text:list-item>
              <text:p text:style-name="P19">Responses: Success with relevent image, story text, player details, etc</text:p>
              <text:list>
                <text:list-item>
                  <text:p text:style-name="P22">image (string)</text:p>
                </text:list-item>
                <text:list-item>
                  <text:p text:style-name="P22">story_text (string)</text:p>
                </text:list-item>
                <text:list-item>
                  <text:p text:style-name="P22">player_info (array)</text:p>
                  <text:list>
                    <text:list-item>
                      <text:p text:style-name="P22">name (string)</text:p>
                    </text:list-item>
                    <text:list-item>
                      <text:p text:style-name="P22"/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Client flow:</text:p>
      <text:list xml:id="list5138624855354796108" text:style-name="L3">
        <text:list-item>
          <text:p text:style-name="P20">Join game<text:bookmark-ref text:reference-format="page" text:ref-name="Game join request">2</text:bookmark-ref></text:p>
        </text:list-item>
        <text:list-item>
          <text:p text:style-name="P20">Request update until success</text:p>
        </text:list-item>
        <text:list-item>
          <text:p text:style-name="P20">Make choice</text:p>
        </text:list-item>
        <text:list-item>
          <text:p text:style-name="P20">Repeat from step 2</text:p>
        </text:list-item>
      </text:list>
      <text:p text:style-name="P2"/>
      <text:p text:style-name="P2">Display client flow:</text:p>
      <text:list xml:id="list388120476926106522" text:style-name="L4">
        <text:list-item>
          <text:p text:style-name="P30">Player Joined</text:p>
        </text:list-item>
        <text:list-item>
          <text:p text:style-name="P21">Display request update</text:p>
        </text:list-item>
        <text:list-item>
          <text:p text:style-name="P21">Repeat from step 1</text:p>
        </text:list-item>
      </text:list>
      <text:p text:style-name="P2"/>
      <text:p text:style-name="P2"/>
      <text:p text:style-name="P2"/>
      <text:p text:style-name="P7"><text:bookmark-start text:name="Game join request"/>Game join request<text:bookmark-end text:name="Game join request"/></text:p>
      <text:p text:style-name="P5"><text:span text:style-name="T6">Root URL/</text:span>request_join</text:p>
      <text:p text:style-name="P23">request parameters: </text:p>
      <text:p text:style-name="P51">player_name<text:tab/>Required</text:p>
      <text:p text:style-name="P48"><text:tab/>String, 0-10 characters, names entered by player in client app</text:p>
      <text:p text:style-name="P4"/>
      <text:p text:style-name="P36">Response_<text:span text:style-name="T8">parameters</text:span>:</text:p>
      <text:p text:style-name="P10">player_valid<text:tab/><text:tab/>bool true, player can join, false client cannot join</text:p>
      <text:p text:style-name="P10"/>
      <text:p text:style-name="P10">player_number<text:tab/>int 1-6</text:p>
      <text:p text:style-name="P10"/>
      <text:p text:style-name="P10">player_messsage<text:tab/>string, max 40 <text:span text:style-name="T7">characters</text:span> </text:p>
      <text:p text:style-name="P10"><text:tab/><text:tab/><text:tab/>Example “Server Full” or “Welcome”</text:p>
      <text:p text:style-name="P13"/>
      <text:p text:style-name="P3"/>
      <text:p text:style-name="P10"><text:span text:style-name="T2">Request update </text:span><text:span text:style-name="T3">Client</text:span></text:p>
      <text:p text:style-name="P6"><text:span text:style-name="T6">Root URL/</text:span>request_<text:span text:style-name="T8">update</text:span>_<text:span text:style-name="T7">client</text:span></text:p>
      <text:p text:style-name="P24">request parameters: </text:p>
      <text:p text:style-name="P15">player_number<text:tab/>int 1-6</text:p>
      <text:p text:style-name="P16"/>
      <text:p text:style-name="P36">Response_<text:span text:style-name="T8">parameters</text:span>:</text:p>
      <text:p text:style-name="P12">title:<text:tab/><text:tab/><text:tab/><text:span text:style-name="T6">string, max </text:span>6<text:span text:style-name="T6">0 </text:span>characters<text:span text:style-name="T6"> </text:span></text:p>
      <text:p text:style-name="P11"><text:tab/><text:tab/><text:tab/>Example “<text:span text:style-name="T7">Northbridge”,”You are lost”, “Game Over”</text:span></text:p>
      <text:p text:style-name="P11"/>
      <text:p text:style-name="P12">choices<text:tab/><text:tab/>array[4] string </text:p>
      <text:p text:style-name="P12"><text:tab/><text:tab/><text:tab/>each string max characters 60</text:p>
      <text:p text:style-name="P12"><text:tab/><text:tab/><text:tab/>stings can be empty</text:p>
      <text:p text:style-name="P14"/>
      <text:p text:style-name="P8"/>
      <text:p text:style-name="P11"><text:span text:style-name="T4">Make Choice</text:span></text:p>
      <text:p text:style-name="P6"><text:span text:style-name="T6">Root URL/make_choice</text:span></text:p>
      <text:p text:style-name="P6"/>
      <text:p text:style-name="P24">request parameters: </text:p>
      <text:p text:style-name="P15">player_number<text:tab/>int 1-6</text:p>
      <text:p text:style-name="P32">choice_number<text:tab/>int 1-4</text:p>
      <text:p text:style-name="P16"/>
      <text:p text:style-name="P9">Response_<text:span text:style-name="T8">parameters</text:span>:</text:p>
      <text:p text:style-name="P33">None</text:p>
      <text:p text:style-name="P14"/>
      <text:p text:style-name="P8"/>
      <text:p text:style-name="P31"><text:span text:style-name="T2">Request update </text:span><text:span text:style-name="T5">Display</text:span></text:p>
      <text:p text:style-name="P28"><text:span text:style-name="T6">Root URL/</text:span>request_<text:span text:style-name="T8">update</text:span>_<text:span text:style-name="T8">display</text:span></text:p>
      <text:p text:style-name="P25">request parameters: </text:p>
      <text:p text:style-name="P44">none</text:p>
      <text:p text:style-name="P47"/>
      <text:p text:style-name="P36">Response_<text:span text:style-name="T8">parameters</text:span>:</text:p>
      <text:p text:style-name="P33">countdown:<text:tab/><text:tab/>(optional)</text:p>
      <text:p text:style-name="P33"><text:tab/><text:tab/><text:tab/><text:span text:style-name="T9">remaining time for decision</text:span></text:p>
      <text:p text:style-name="P33"><text:tab/><text:tab/><text:tab/>int 0 – 100</text:p>
      <text:p text:style-name="P33"/>
      <text:p text:style-name="P39">text_update<text:tab/><text:tab/>string</text:p>
      <text:p text:style-name="P39"><text:tab/><text:tab/><text:tab/>max characters (TBA)</text:p>
      <text:p text:style-name="P39"><text:soft-page-break/><text:tab/><text:tab/><text:tab/></text:p>
      <text:p text:style-name="P39">text_new_scenario<text:tab/>string</text:p>
      <text:p text:style-name="P39"><text:tab/><text:tab/><text:tab/>max characters (TBA)</text:p>
      <text:p text:style-name="P33"/>
      <text:p text:style-name="P50">player_name<text:span text:style-name="T9">s</text:span><text:tab/><text:tab/>Required</text:p>
      <text:p text:style-name="P34"><text:span text:style-name="T9"><text:tab/><text:tab/><text:tab/>array [6] string</text:span></text:p>
      <text:p text:style-name="P34"><text:span text:style-name="T6"><text:tab/><text:tab/><text:tab/>String, 0-10 characters, names entered by player in client app</text:span></text:p>
      <text:p text:style-name="P34"/>
      <text:p text:style-name="P39">character_hp<text:tab/><text:tab/>array [6] int 0 - 10</text:p>
      <text:p text:style-name="P40"/>
      <text:p text:style-name="P39">character_responded<text:tab/>array [6] bool</text:p>
      <text:p text:style-name="P39"/>
      <text:p text:style-name="P45"/>
      <text:p text:style-name="P41"/>
      <text:p text:style-name="P42"><text:span text:style-name="T4">P</text:span><text:span text:style-name="T2">layer Joined</text:span></text:p>
      <text:p text:style-name="P29"><text:span text:style-name="T6">Root URL/player_joined</text:span></text:p>
      <text:p text:style-name="P29"/>
      <text:p text:style-name="P26">request parameters: </text:p>
      <text:p text:style-name="P46"/>
      <text:p text:style-name="P49"/>
      <text:p text:style-name="P37">Response_<text:span text:style-name="T8">parameters</text:span>:</text:p>
      <text:p text:style-name="P42">player_joined<text:tab/><text:tab/>array [6] bool</text:p>
      <text:p text:style-name="P35"/>
      <text:p text:style-name="P52">player_name<text:span text:style-name="T9">s</text:span><text:tab/><text:tab/>Required</text:p>
      <text:p text:style-name="P35"><text:span text:style-name="T9"><text:tab/><text:tab/><text:tab/>array [6] string</text:span></text:p>
      <text:p text:style-name="P35"><text:span text:style-name="T6"><text:tab/><text:tab/><text:tab/>String, 0-10 characters, names entered by player in client app</text:span></text:p>
      <text:p text:style-name="P3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23:44:04.938000000</meta:creation-date>
    <dc:date>2015-01-24T14:02:25.511000000</dc:date>
    <meta:editing-duration>PT1H57M58S</meta:editing-duration>
    <meta:editing-cycles>8</meta:editing-cycles>
    <meta:generator>LibreOffice/4.2.8.2$Windows_x86 LibreOffice_project/48d50dbfc06349262c9d50868e5c1f630a573ebd</meta:generator>
    <meta:document-statistic meta:table-count="0" meta:image-count="0" meta:object-count="0" meta:page-count="3" meta:paragraph-count="89" meta:word-count="323" meta:character-count="2181" meta:non-whitespace-character-count="1916"/>
  </office:meta>
</office:document-meta>
</file>